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yCaclModules.xml" manifest:media-type="text/xml"/>
  <manifest:file-entry manifest:full-path="Basic/Standard/Point.xml" manifest:media-type="text/xml"/>
  <manifest:file-entry manifest:full-path="Basic/Standard/MyTypeDec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yCaclModules.Calc?language=Basic&amp;location=document" xlink:type="simple"/>
              </office:event-listeners>
            </form:button>
          </form:form>
        </office:forms>
        <table:shapes>
          <draw:control draw:z-index="0" draw:name="Control 1" draw:text-style-name="P1" svg:width="1.7854in" svg:height="0.3634in" svg:x="5.1945in" svg:y="1.535in" draw:control="control1"/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Passive</text:p>
          </table:table-cell>
          <table:table-cell table:number-columns-repeated="2"/>
          <table:table-cell office:value-type="string" calcext:value-type="string">
            <text:p>My sum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Test1</text:p>
          </table:table-cell>
          <table:table-cell office:value-type="float" office:value="27.23" calcext:value-type="float">
            <text:p>27.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sset sum</text:p>
          </table:table-cell>
          <table:table-cell office:value-type="float" office:value="37.49" calcext:value-type="float">
            <text:p>37.49</text:p>
          </table:table-cell>
        </table:table-row>
        <table:table-row table:style-name="ro1">
          <table:table-cell/>
          <table:table-cell office:value-type="string" calcext:value-type="string">
            <text:p>Test2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ssive sum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/>
          <table:table-cell office:value-type="string" calcext:value-type="string">
            <text:p>Test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_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4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ums</text:p>
          </table:table-cell>
          <table:table-cell office:value-type="float" office:value="25.49" calcext:value-type="float">
            <text:p>25.49</text:p>
          </table:table-cell>
        </table:table-row>
        <table:table-row table:style-name="ro1">
          <table:table-cell/>
          <table:table-cell office:value-type="string" calcext:value-type="string">
            <text:p>Test5</text:p>
          </table:table-cell>
          <table:table-cell office:value-type="string" calcext:value-type="string">
            <text:p>_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6</text:p>
          </table:table-cell>
          <table:table-cell office:value-type="float" office:value="5.3" calcext:value-type="float">
            <text:p>5.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7</text:p>
          </table:table-cell>
          <table:table-cell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8</text:p>
          </table:table-cell>
          <table:table-cell office:value-type="float" office:value="3.56" calcext:value-type="float">
            <text:p>3.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02:21:15.994635342</meta:creation-date>
    <dc:date>2023-01-05T21:25:52.543003082</dc:date>
    <meta:editing-duration>P2DT23H30M30S</meta:editing-duration>
    <meta:editing-cycles>245</meta:editing-cycles>
    <meta:generator>LibreOffice/7.4.2.3$MacOSX_X86_64 LibreOffice_project/382eef1f22670f7f4118c8c2dd222ec7ad009daf</meta:generator>
    <meta:document-statistic meta:table-count="1" meta:cell-count="34" meta:object-count="1"/>
  </office:meta>
</office:document-meta>
</file>

<file path=Basic/Standard/MyCaclModules.xml><?xml version="1.0" encoding="utf-8"?>
<!DOCTYPE module  PUBLIC '-//OpenOffice.org//DTD OfficeDocument 1.0//EN'  'module.dtd'>
<script:module xmlns:script="http://openoffice.org/2000/script" script:name="MyCaclModules" script:language="StarBasic" script:moduleType="normal">REM  *****  BASIC  *****
 
Option VBASupport 1

Function FindAddress(Sheet As Object, str As String) As Object
	Dim Doc, Descript, Targ As Object

	Descript = Sheet.createSearchDescriptor
	Descript.SearchRegularExpression = True
	Descript.SearchString = str REM "Asset"
	Targ = Sheet.FindFirst(Descript)
	FindAddress = Targ.CellAddress
End Function

Sub MaSomme(sheetStringByName As String, strColByName As String,strRes As String)
    On Local Error GoTo AlertAndExecNextMe

	Dim x As Double
	Dim oCell, oSheet As Object
	Dim u,k As Double
	Dim s As String
	Dim i as Integer
	Dim cellAddress As Object

	oSheet = ThisComponent.Sheets.getByName(sheetStringByName)

													
	cellAddress = FindAddress(oSheet,strColByName)	REM We find column that old strColByName
	i = cellAddress.Column 							REM We have the colum of cell that old strColByName
	k = cellAddress.Row + 1 						REM We have the row  of cell that old strColByName
	                        						REM  then go to next line to start addition
	                        						
	x = 0 											REM Memory that contains the sum of the column
	
	Dim tc REM Type Cellule
	Dim st REM String Cellule

	st = oSheet.getCellByPosition(i,k).String
	tc = oSheet.getCellByPosition(i,k).getType
Dim extra

	Do While tc = 1 Or st = "_" REM we calculate max line (numbers opr "-" ok)
		k = k + 1
		st = oSheet.getCellByPosition(i,k).String
		tc = oSheet.getCellByPosition(i,k).getType
 	Loop
 	
	if tc &gt; 1 And st &lt;&gt; "_" then REM We raise an error
		extra = Cells(k+1, i+1).Address(RowAbsolute:=False, ColumnAbsolute:=False) &amp; " unwanted format value is [" &amp; st &amp; "]"
		Err.Raise 2020, Description:="This is an intended user-defined error at " &amp; extra
	end if	
	
	i = cellAddress.Row + 1 						REM Position ok to calculate column
 	Do While i &lt; k
 		oCell = oSheet.getCellByPosition(cellAddress.column,i)
		u = oCell.value 							REM We get value from cell (cellAddress.column,i)
		x = u + x 									REM We add value to previous value
		i = i + 1
	Loop

	cellAddress = FindAddress(oSheet,strRes)
	i = cellAddress.Column + 1
	k = cellAddress.Row

	oCell = oSheet.getCellByPosition(i,k)

	If strComp(strColByName,"Passive") = 0 Then
		oCell.value = -x
	Else
		oCell.value = x
	End if
    Exit Sub
AlertAndExecNextMe:
    errTitle = "Error "&amp; Err &amp;" at line "&amp; Erl &amp;" in "&amp; Err.Source
    MsgBox Err.Description, MB_ICONEXCLAMATION, errTitle
'    Resume Next
End Sub REM Function

Sub Calc()
	Dim myClassTest as Object
	
	Set myClassTest = new Point
	myClassTest.X = 4
	
	MsgBox myClassTest._X
	
	MaSomme "Sheet1","Asset","Asset sum" 				REM Calculus Column named Asset
	MaSomme "Sheet1","Passive","Passive sum"			REM Calculus Column named Passive
	MaSomme "Sheet1","My sum","Sums"					REM Calculus Column named Asset - Passive
	
'	ThrowErrorsToBe
End Sub



</script:module>
</file>

<file path=Basic/Standard/MyTypeDec.xml><?xml version="1.0" encoding="utf-8"?>
<!DOCTYPE module  PUBLIC '-//OpenOffice.org//DTD OfficeDocument 1.0//EN'  'module.dtd'>
<script:module xmlns:script="http://openoffice.org/2000/script" script:name="MyTypeDec" script:language="StarBasic" script:moduleType="normal">REM  *****  BASIC  *****
Option Compatible
Option ClassModule


Private Type TClass1
    X As Double
    Y As Double
    W As Double
    H As Double
    Used As Boolean
    Surface As Double
End Type

Private this As TClass1

Public Property Get X() As Double
    X = this.X
End Property

Public Property Let X(ByVal RHS As Double)
    this.X = RHS
End Property

Public Property Get Y() As Double
    Y = this.Y
End Property

Public Property Let Y(ByVal RHS As Double)
    this.Y = RHS
End Property

Public Property Get W() As Double
    W = this.W
End Property

Public Property Let W(ByVal RHS As Double)
    this.W = RHS
End Property

Public Property Get H() As Double
    H = this.H
End Property

Public Property Let H(ByVal RHS As Double)
    this.H = RHS
End Property

Public Property Get Used() As Boolean
    Used = this.Used
End Property

Public Property Let Used(ByVal RHS As Boolean)
    this.Used = RHS
End Property

Public Property Get Surface() As Double
    Surface = this.Surface
End Property

Public Property Let Surface(ByVal RHS As Double)
    this.Surface = RHS
End Property

Public Property Get Area() As Integer
    Area = W * H
End Property

</script:module>
</file>

<file path=Basic/Standard/Point.xml><?xml version="1.0" encoding="utf-8"?>
<!DOCTYPE module  PUBLIC '-//OpenOffice.org//DTD OfficeDocument 1.0//EN'  'module.dtd'>
<script:module xmlns:script="http://openoffice.org/2000/script" script:name="Point" script:language="StarBasic" script:moduleType="normal">REM  *****  BASIC  *****

Option Compatible
Option ClassModule

Option Explicit

REM -----------------------------------------------------------------------------------------------------------------------
REM --- Internal Variables																									---
REM -----------------------------------------------------------------------------------------------------------------------

Private _X		As Double
Private _Y		As Double

REM -----------------------------------------------------------------------------------------------------------------------
REM --- CONSTRUCTORS / DESTRUCTORS						        														---
REM -----------------------------------------------------------------------------------------------------------------------
Private Sub Class_Initialize()
'	Default point = Origin of axis
	_X = 0
	_Y = 0
End Sub		'	Constructor

REM -----------------------------------------------------------------------------------------------------------------------
Private Sub Class_Terminate()
	_X = 0		'	Most negative value allowed for Double variables
	_Y = 0
end sub

REM -----------------------------------------------------------------------------------------------------------------------
REM --- CLASS GET/LET/SET PROPERTIES					        														---
REM -----------------------------------------------------------------------------------------------------------------------

Public Property Get X As Double
	X = _X
End Property

Public Property Let X(ByVal pValue As Double)
	_X = pValue
End property

REM -----------------------------------------------------------------------------------------------------------------------
Public Property Get Y As Double
	Y = _Y
End Property

Public Property Let Y(ByVal pValue As Double)
	_Y = pValue
End property

REM -----------------------------------------------------------------------------------------------------------------------
Public Property Get Dummy As Variant
	Dummy = Null
End Property

REM -----------------------------------------------------------------------------------------------------------------------
REM --- CLASS METHODS	 								        														---
REM -----------------------------------------------------------------------------------------------------------------------

Public Sub Move(ByVal pX As Double, ByVal pY As Double)
	_X = _X + pX
	_Y = _Y + pY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yCaclModules"/>
  <library:element library:name="Point"/>
  <library:element library:name="MyTypeDe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